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2a1e" officeooo:paragraph-rsid="00182a1e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90d85" style:font-style-asian="normal" style:font-weight-asian="normal"/>
    </style:style>
    <style:style style:name="T4" style:family="text">
      <style:text-properties officeooo:rsid="001740fd"/>
    </style:style>
    <style:style style:name="T5" style:family="text">
      <style:text-properties officeooo:rsid="00182a1e"/>
    </style:style>
    <style:style style:name="T6" style:family="text">
      <style:text-properties officeooo:rsid="001892aa"/>
    </style:style>
    <style:style style:name="T7" style:family="text">
      <style:text-properties officeooo:rsid="00190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3rd</text:span> of <text:span text:style-name="T5">February</text:span> 202<text:span text:style-name="T4">1</text:span> under the <text:span text:style-name="T5">40th</text:span> PA Meeting.</text:p>
      <text:p text:style-name="P1"/>
      <text:p text:style-name="P1">The Assembly, recognising the current situation,</text:p>
      <text:p text:style-name="P1"/>
      <text:p text:style-name="P2">Constitutes the need to install a datapack or plugin to <text:span text:style-name="T7">be able to toggle your</text:span> nametag. <text:span text:style-name="T6">This to strengthen the element of roleplay.</text:span></text:p>
      <text:p text:style-name="P1"/>
      <text:p text:style-name="P1">And proceeds.</text:p>
      <text:p text:style-name="P1"/>
      <text:p text:style-name="P1">Signed by,</text:p>
      <text:p text:style-name="P2">eldegron</text:p>
      <text:p text:style-name="P2">threebody03</text:p>
      <text:p text:style-name="P2">WilliamAC8</text:p>
      <text:p text:style-name="P1"/>
      <text:p text:style-name="P1"/>
      <text:p text:style-name="P1"/>
      <text:p text:style-name="Standard"><text:span text:style-name="T1">[</text:span><text:span text:style-name="T2">Motion 40-7: To install a datapack which </text:span><text:span text:style-name="T3">makes you able to toggle</text:span><text:span text:style-name="T2"> </text:span><text:span text:style-name="T3">your nametag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4T09:48:38.934296378</dc:date>
    <meta:editing-duration>PT3M7S</meta:editing-duration>
    <meta:editing-cycles>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9" meta:word-count="65" meta:character-count="398" meta:non-whitespace-character-count="342"/>
  </office:meta>
</office:document-meta>
</file>